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top="0cm" fo:margin-bottom="0cm" fo:text-align="start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top="0cm" fo:margin-bottom="0cm" style:line-height-at-least="0.556cm" fo:text-align="start" style:justify-single-word="false" fo:padding="0cm" fo:border="none" style:writing-mode="lr-tb"/>
      <style:text-properties fo:font-variant="normal" fo:text-transform="none" style:use-window-font-color="true" style:font-name="Times New Roman" fo:font-size="12pt" fo:font-style="normal" fo:font-weight="normal" style:font-size-asian="12pt" style:font-size-complex="12pt"/>
    </style:style>
    <style:style style:name="P4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font-variant="normal" fo:text-transform="none" style:font-name="Times New Roman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 Records &amp; Montre Sonore release together the first Ralph Of London &amp; Cayman Kings' split.<text:line-break/><text:line-break/>BEAUTIFUL NOTHING<text:line-break/><text:span text:style-name="T3">Written and recorded by Ralph of London in Saint Python, France.</text:span></text:p>
      <text:p text:style-name="P3">Mixed by Nicolas Gallo in Valenciennes, France.</text:p>
      <text:p text:style-name="P1">Mastered by Nicolas Teneur in Valenciennes, France.<text:line-break/><text:line-break/>RALPH OF LONDON IS :</text:p>
      <text:p text:style-name="P3">François Berkmans – drums</text:p>
      <text:p text:style-name="P3">Léopold Lecoq – synths, bass &amp; vocals</text:p>
      <text:p text:style-name="P3">Mrowiec Maxime – guitar &amp; vocals</text:p>
      <text:p text:style-name="P1"><text:span text:style-name="T3">Ralph – guitar &amp; vocals</text:span><text:line-break/></text:p>
      <text:p text:style-name="P2">TRACKLIST :</text:p>
      <text:p text:style-name="P2">A-SIDE (CAYMAN KINGS)</text:p>
      <text:p text:style-name="P2">A1 : LESS YARNS MORE BARNS (04:18)</text:p>
      <text:p text:style-name="P2">A2 : PINK &amp; BLUE (03:18)</text:p>
      <text:p text:style-name="P2">B-SIDE (RALPH OF LONDON)</text:p>
      <text:p text:style-name="P2">B1 : BEAUTIFUL NOTHING (3:12)</text:p>
      <text:p text:style-name="P2">B2 : SAME GHOST (02:58)<text:line-break/><text:line-break/>Artwork by Maxime Bressel.<text:line-break/></text:p>
      <text:p text:style-name="P4"><text:span text:style-name="T2">This is a 45 rpm record on a 12 inches vinyl, 300 numerated copies are pressed.<text:line-break/></text:span><text:line-break/><text:span text:style-name="T1">Fueled &amp; produced by Collective Mind &amp; Title Records + Monstre Sonore in Valenciennes and Lille, France 2019.<text:line-break/><text:line-break/>12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z </meta:initial-creator>
    <meta:creation-date>2020-04-22T14:24:56.10</meta:creation-date>
    <dc:date>2020-04-22T14:28:32.88</dc:date>
    <dc:creator>Franz </dc:creator>
    <meta:editing-duration>PT3M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5" meta:word-count="141" meta:character-count="807"/>
  </office:meta>
</office:document-meta>
</file>